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76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draw:style-name="gr1" svg:width="0.0004in" svg:height="0.0004in" svg:x="0in" svg:y="0in">
            <text:p/>
          </draw:rect>
          <draw:rect draw:z-index="1" draw:name="Comment 1" draw:style-name="gr1" svg:width="0.0004in" svg:height="0.0004in" svg:x="0in" svg:y="0in">
            <text:p/>
          </draw:rect>
          <draw:rect draw:z-index="2" draw:name="Comment 2" draw:style-name="gr1" svg:width="0.0004in" svg:height="0.0004in" svg:x="0in" svg:y="0in">
            <text:p/>
          </draw:rect>
          <draw:rect draw:z-index="3" draw:name="Comment 8" draw:style-name="gr1" svg:width="0.0004in" svg:height="0.0004in" svg:x="0in" svg:y="0in">
            <text:p/>
          </draw:rect>
          <draw:rect draw:z-index="4" draw:name="Comment 9" draw:style-name="gr1" svg:width="0.0004in" svg:height="0.0004in" svg:x="0in" svg:y="0in">
            <text:p/>
          </draw:rect>
          <draw:rect draw:z-index="5" draw:name="Comment 6" draw:style-name="gr1" svg:width="0.0004in" svg:height="0.0004in" svg:x="0in" svg:y="0in">
            <text:p/>
          </draw:rect>
          <draw:rect draw:z-index="6" draw:name="Comment 10" draw:style-name="gr1" svg:width="0.0004in" svg:height="0.0004in" svg:x="0in" svg:y="0in">
            <text:p/>
          </draw:rect>
          <draw:rect draw:z-index="7" draw:name="Comment 11" draw:style-name="gr1" svg:width="0.0004in" svg:height="0.0004in" svg:x="0in" svg:y="0in">
            <text:p/>
          </draw:rect>
          <draw:rect draw:z-index="8" draw:name="Comment 12" draw:style-name="gr1" svg:width="0.0004in" svg:height="0.0004in" svg:x="0in" svg:y="0in">
            <text:p/>
          </draw:rect>
          <draw:rect draw:z-index="9" draw:name="Comment 13" draw:style-name="gr1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5" table:number-columns-repeated="6" table:default-cell-style-name="ce13"/>
        <table:table-column table:style-name="co6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2" draw:text-style-name="P2" svg:width="1.0835in" svg:height="0.7189in" svg:x="3.5992in" svg:y="0.0102in" draw:caption-point-x="-0.4831in" draw:caption-point-y="-0.0063in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2" svg:width="1.0835in" svg:height="0.7189in" svg:x="3.2657in" svg:y="0.0382in" draw:caption-point-x="-0.1496in" draw:caption-point-y="0.174in">
              <dc:creator>Allan Berrocal</dc:creator>
              <dc:date>2021-06-19T00:00:00</dc:date>
              <text:p text:style-name="P1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3" draw:text-style-name="P2" svg:width="1.1413in" svg:height="0.7083in" svg:x="4.1386in" svg:y="0in" draw:caption-point-x="-0.2398in" draw:caption-point-y="0.2122in">
              <dc:date>2021-06-19T00:00:00</dc:date>
              <text:p text:style-name="P1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3" draw:text-style-name="P2" svg:width="1.1413in" svg:height="0.7083in" svg:x="4.9213in" svg:y="0in" draw:caption-point-x="-0.2398in" draw:caption-point-y="0.2122in">
              <dc:date>2021-06-19T00:00:00</dc:date>
              <text:p text:style-name="P1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4" draw:text-style-name="P2" svg:width="1.1413in" svg:height="1.1965in" svg:x="5.7039in" svg:y="0in" draw:caption-point-x="-0.2398in" draw:caption-point-y="0.2122in">
              <dc:date>2021-06-19T00:00:00</dc:date>
              <text:p text:style-name="P1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5" draw:text-style-name="P2" svg:width="1.1413in" svg:height="1.7551in" svg:x="6.4866in" svg:y="0in" draw:caption-point-x="-0.2398in" draw:caption-point-y="0.2122in">
              <dc:date>2021-06-19T00:00:00</dc:date>
              <text:p text:style-name="P1"><text:span text:style-name="T3">[Optional]</text:span></text:p>
              <text:p text:style-name="P1"><text:span text:style-name="T3">Dynamic mapping of more grained decomposition (leave empty if you skipped this version)</text:span></text:p>
            </office:annotation>
            <text:p>optim01b</text:p>
          </table:table-cell>
          <table:table-cell table:style-name="ce6" office:value-type="string" calcext:value-type="string">
            <office:annotation draw:style-name="gr3" draw:text-style-name="P2" svg:width="1.1413in" svg:height="0.7083in" svg:x="7.2693in" svg:y="0in" draw:caption-point-x="-0.2398in" draw:caption-point-y="0.2122in">
              <dc:date>2021-06-19T00:00:00</dc:date>
              <text:p text:style-name="P1"><text:span text:style-name="T3">Free proposal</text:span></text:p>
            </office:annotation>
            <text:p>optim02</text:p>
          </table:table-cell>
          <table:table-cell table:style-name="ce6" table:formula="of:=1" office:value-type="float" office:value="1" calcext:value-type="float">
            <office:annotation draw:style-name="gr2" draw:text-style-name="P2" svg:width="1.0835in" svg:height="0.7189in" svg:x="7.8583in" svg:y="0.0382in" draw:caption-point-x="-0.1496in" draw:caption-point-y="0.174in">
              <dc:creator>Allan Berrocal</dc:creator>
              <dc:date>2021-06-19T00:00:00</dc:date>
              <text:p text:style-name="P1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2" draw:text-style-name="P2" svg:width="1.0835in" svg:height="0.7189in" svg:x="8.5374in" svg:y="0.0382in" draw:caption-point-x="-0.1496in" draw:caption-point-y="0.174in">
              <dc:creator>Allan Berrocal</dc:creator>
              <dc:date>2021-06-19T00:00:00</dc:date>
              <text:p text:style-name="P1"><text:span text:style-name="T1">Tantos hilos como la mitad de CPUs hay en la computadora que ejecuta el programa</text:span></text:p>
              <text:p text:style-name="P1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2" draw:text-style-name="P2" svg:width="1.0835in" svg:height="0.7189in" svg:x="9.2165in" svg:y="0.0382in" draw:caption-point-x="-0.1496in" draw:caption-point-y="0.174in">
              <dc:creator>Allan Berrocal</dc:creator>
              <dc:date>2021-06-19T00:00:00</dc:date>
              <text:p text:style-name="P1"><text:span text:style-name="T1">Tantos hilos como CPUs hay en la computadora que ejecuta el programa </text:span></text:p>
              <text:p text:style-name="P1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2" draw:text-style-name="P2" svg:width="1.0835in" svg:height="0.7189in" svg:x="9.8953in" svg:y="0.0382in" draw:caption-point-x="-0.1492in" draw:caption-point-y="0.174in">
              <dc:creator>Allan Berrocal</dc:creator>
              <dc:date>2021-06-19T00:00:00</dc:date>
              <text:p text:style-name="P1"><text:span text:style-name="T1">Dos hilos por cada CPU que hay en la computadora que ejecuta el programa </text:span></text:p>
              <text:p text:style-name="P1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2" draw:text-style-name="P2" svg:width="1.0835in" svg:height="0.7189in" svg:x="12.3665in" svg:y="0.0382in" draw:caption-point-x="-1.9413in" draw:caption-point-y="0.174in">
              <dc:creator>Allan Berrocal</dc:creator>
              <dc:date>2021-06-19T00:00:00</dc:date>
              <text:p text:style-name="P1"><text:span text:style-name="T1">Cuatro hilos por cada CPU que hay en la computadora que ejecuta el programa</text:span></text:p>
              <text:p text:style-name="P1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2" draw:text-style-name="P2" svg:width="1.0835in" svg:height="0.7189in" svg:x="11.2543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números recibe el programa en la entrada estándar</text:span></text:p>
              <text:p text:style-name="P1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string" office:string-value="XX" calcext:value-type="string">
            <text:p>XX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6" draw:text-style-name="P2" svg:width="1.1413in" svg:height="0.824in" svg:x="1.6776in" svg:y="0.0343in" draw:caption-point-x="-0.2398in" draw:caption-point-y="0.5949in">
              <dc:date>2021-06-19T00:00:00</dc:date>
              <text:p text:style-name="P1"><text:span text:style-name="T3">Type the test case used to measure the performance</text:span></text:p>
            </office:annotation>
            <text:p>inputXXX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2" draw:text-style-name="P2" svg:width="1.0835in" svg:height="0.7189in" svg:x="3.5992in" svg:y="0.3996in" draw:caption-point-x="-0.4831in" draw:caption-point-y="0.2295in">
              <dc:date>2021-06-19T00:00:00</dc:date>
              <text:p text:style-name="P1"><text:span text:style-name="T1">Duration in seconds running with no thread support (main thread calculates everything)</text:span></text:p>
            </office:annotation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2" draw:text-style-name="P2" svg:width="1.0835in" svg:height="0.7189in" svg:x="3.5992in" svg:y="0.552in" draw:caption-point-x="-0.4831in" draw:caption-point-y="0.2854in">
              <dc:date>2021-06-19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4" draw:text-style-name="P2" svg:width="1.1413in" svg:height="1.1965in" svg:x="1.6776in" svg:y="0.4508in" draw:caption-point-x="-0.2398in" draw:caption-point-y="0.5949in">
              <dc:date>2021-06-19T00:00:00</dc:date>
              <text:p text:style-name="P1"><text:span text:style-name="T3">Type here the input size of the test case used to measure performance.</text:span></text:p>
            </office:annotation>
            <text:p>XX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2" draw:text-style-name="P2" svg:width="1.0835in" svg:height="0.7189in" svg:x="3.5992in" svg:y="0.7602in" draw:caption-point-x="-0.4831in" draw:caption-point-y="0.2854in">
              <dc:date>2021-06-19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15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15P0"/>
    </number:currency-style>
    <number:currency-style style:name="N10114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5:50:32.227952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19-06-11T10:24:21Z</meta:creation-date>
    <dc:date>2023-10-11T17:36:10.119935128</dc:date>
    <meta:editing-cycles>19</meta:editing-cycles>
    <meta:editing-duration>PT2H59M16S</meta:editing-duration>
    <meta:document-statistic meta:table-count="1" meta:cell-count="39" meta:object-count="10"/>
  </office:meta>
</office:document-meta>
</file>